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97c3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cd514" officeooo:paragraph-rsid="002cd51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51d15" officeooo:paragraph-rsid="00351d1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ddd0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97c3a" officeooo:paragraph-rsid="00297c3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03bf6" officeooo:paragraph-rsid="00303bf6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117b5" officeooo:paragraph-rsid="003117b5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9c93f" officeooo:paragraph-rsid="0039c93f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style:style style:name="T5" style:family="text">
      <style:text-properties officeooo:rsid="002cd514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d450b"/>
    </style:style>
    <style:style style:name="T8" style:family="text">
      <style:text-properties officeooo:rsid="002ddd06"/>
    </style:style>
    <style:style style:name="T9" style:family="text">
      <style:text-properties fo:color="#c9211e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21">Step 1: <text:span text:style-name="T1">Create new Project &amp; Install Required Packages/plugins</text:span></text:p>
      <text:p text:style-name="P5"/>
      <text:list xml:id="list1241965358" text:style-name="L1">
        <text:list-item>
          <text:p text:style-name="P33">Selenium : Selenium Libraries</text:p>
        </text:list-item>
        <text:list-item>
          <text:p text:style-name="P33">PyTest : Python UnitTest Framework</text:p>
        </text:list-item>
        <text:list-item>
          <text:p text:style-name="P33">pytest-html : PyTest HTML Reports</text:p>
        </text:list-item>
        <text:list-item>
          <text:p text:style-name="P33">pytest-xdist : Run Test Parallel</text:p>
        </text:list-item>
        <text:list-item>
          <text:p text:style-name="P33">Openpyxl : MS Excel support</text:p>
        </text:list-item>
        <text:list-item>
          <text:p text:style-name="P33">Allure-pytest : to generate allure report</text:p>
        </text:list-item>
      </text:list>
      <text:p text:style-name="P6"/>
      <text:p text:style-name="P22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23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4">Step 4: Capture screenshot on failures</text:p>
      <text:p text:style-name="P8"/>
      <text:p text:style-name="P24">4.1 Update Login Test with Screenshot under “testCases”</text:p>
      <text:p text:style-name="P8"/>
      <text:p text:style-name="P25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5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5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20">To Run test on desired browser</text:p>
      <text:p text:style-name="P20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20">To Run test parallel</text:p>
      <text:p text:style-name="P20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26">Step <text:span text:style-name="T3">8</text:span>: <text:span text:style-name="T3">Generate pytest HTML Reports</text:span></text:p>
      <text:p text:style-name="P26"/>
      <text:p text:style-name="P12">8.1: Update conftest.py with pytest hooks</text:p>
      <text:p text:style-name="P12">8.2: To Generate HTML report run below command:</text:p>
      <text:p text:style-name="P27"/>
      <text:p text:style-name="P11">pytest -v -s -n=2 --html=Reports/report.html testCases/test_login.py --browser chrome</text:p>
      <text:p text:style-name="P26"/>
      <text:p text:style-name="P28">Step 9: Automating Data Driven Test Case</text:p>
      <text:p text:style-name="P28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29">Step 10: Adding new test 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29">Step 11: Grouping Tests</text:p>
      <text:p text:style-name="P29"/>
      <text:p text:style-name="P16">11.1. Grouping markers(Add markers to every test methods)</text:p>
      <text:p text:style-name="P16">@pytest.mark.sanity</text:p>
      <text:p text:style-name="P16">@pytest.mark.regression</text:p>
      <text:p text:style-name="P31"/>
      <text:p text:style-name="P16">11.2. Add Marker entries in pytest.ini file</text:p>
      <text:p text:style-name="P16">pytest.ini</text:p>
      <text:p text:style-name="P16">--------</text:p>
      <text:p text:style-name="P16"><text:soft-page-break/>[pytest]</text:p>
      <text:p text:style-name="P16">markers=</text:p>
      <text:p text:style-name="P16"><text:s text:c="3"/>sanity</text:p>
      <text:p text:style-name="P16"><text:s text:c="3"/>regression</text:p>
      <text:p text:style-name="P16"/>
      <text:p text:style-name="P16">11.3. Select groups at run time</text:p>
      <text:p text:style-name="P16"/>
      <text:p text:style-name="P16">-<text:span text:style-name="T5">m “sanity”</text:span></text:p>
      <text:p text:style-name="P16">-<text:span text:style-name="T5">m “regression”</text:span></text:p>
      <text:p text:style-name="P16">-<text:span text:style-name="T5">m “sanity and regression”</text:span></text:p>
      <text:p text:style-name="P16">-<text:span text:style-name="T5">m “sanity or regression”</text:span></text:p>
      <text:p text:style-name="P16"/>
      <text:p text:style-name="P18">Run Command</text:p>
      <text:p text:style-name="P18">pytest -v -m "<text:span text:style-name="T6">sanity </text:span><text:span text:style-name="T7">and regression</text:span>" --html=Reports/report.html testCases/ --browser chrome</text:p>
      <text:p text:style-name="P18"/>
      <text:p text:style-name="P30">Step 1<text:span text:style-name="T8">2</text:span>: <text:span text:style-name="T8">Run Tests in command prompt &amp; run shell script file</text:span></text:p>
      <text:p text:style-name="P30"/>
      <text:p text:style-name="P17">1<text:span text:style-name="T8">2</text:span>.1. <text:span text:style-name="T8">Create run.bat file for windows or run.sh file for linux or macos</text:span></text:p>
      <text:p text:style-name="P17"/>
      <text:p text:style-name="P17"/>
      <text:p text:style-name="P19">Note: Use Pycharm venv pytest to run test outside the pycharm terminal so that you can utilize the all the packages installed in the pycharm.</text:p>
      <text:p text:style-name="P19"/>
      <text:p text:style-name="P19">/home/dips/pythonProject/nopcommerceApp/venv/bin/pytest -v -m "sanity" --html=Reports/report.html testCases/ --browser chrome</text:p>
      <text:p text:style-name="P19"/>
      <text:p text:style-name="P19"/>
      <text:p text:style-name="P19">Then enter <text:span text:style-name="T9">./run.sh</text:span> to run the test</text:p>
      <text:p text:style-name="P19"/>
      <text:p text:style-name="P17"/>
      <text:p text:style-name="P32">Step 13: Push the code to Git &amp; GitHub Repository</text:p>
      <text:p text:style-name="P32"/>
      <text:p text:style-name="P34">Step 14: Run Tests using Jenkins</text:p>
      <text:p text:style-name="P34"/>
      <text:p text:style-name="P35">14.1. Download Jenkins war file</text:p>
      <text:p text:style-name="P35">14.2 Move jenkins.war file to favorable directory eg /Home</text:p>
      <text:p text:style-name="P35">14.3 Run java -jar jenkins.war in terminal</text:p>
      <text:p text:style-name="P35">14.4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7T12:01:52.207891962</dc:date>
    <meta:editing-duration>P2DT1H22M58S</meta:editing-duration>
    <meta:editing-cycles>22</meta:editing-cycles>
    <meta:document-statistic meta:table-count="0" meta:image-count="0" meta:object-count="0" meta:page-count="4" meta:paragraph-count="111" meta:word-count="589" meta:character-count="4074" meta:non-whitespace-character-count="3571"/>
  </office:meta>
</office:document-meta>
</file>